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7ead9" draw:textarea-horizontal-align="justify" draw:textarea-vertical-align="middle" draw:auto-grow-height="false" fo:min-height="66.35cm" fo:min-width="50.3cm" style:protect="position size"/>
    </style:style>
    <style:style style:name="gr2" style:family="graphic" style:parent-style-name="standard">
      <style:graphic-properties draw:stroke="none" draw:fill="solid" draw:fill-color="#88b499" draw:textarea-horizontal-align="justify" draw:textarea-vertical-align="middle" draw:auto-grow-height="false" fo:min-height="18.75cm" fo:min-width="50.3cm"/>
    </style:style>
    <style:style style:name="gr3" style:family="graphic" style:parent-style-name="standard">
      <style:graphic-properties draw:stroke="none" draw:fill="solid" draw:fill-color="#88b499" draw:textarea-horizontal-align="justify" draw:textarea-vertical-align="middle" draw:auto-grow-height="false" fo:min-height="22.05cm" fo:min-width="5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50.8cm" svg:height="66.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0.8cm" svg:height="19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0.8cm" svg:height="22.3cm" svg:x="0cm" svg:y="44.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.8cm" fo:page-height="66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GATA Jun</meta:initial-creator>
    <meta:creation-date>2014-11-04T15:07:50.203560409</meta:creation-date>
    <dc:date>2014-11-04T15:18:50.251823099</dc:date>
    <dc:creator>NOGATA Jun</dc:creator>
    <meta:editing-duration>PT11M</meta:editing-duration>
    <meta:editing-cycles>1</meta:editing-cycles>
    <meta:document-statistic meta:object-count="3"/>
    <meta:generator>LibreOffice/4.3.3.2$Linux_X86_64 LibreOffice_project/430m0$Build-2</meta:generator>
  </office:meta>
</office:document-meta>
</file>